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orphans="2" fo:widows="2"/>
      <style:text-properties style:font-name="Arial" fo:font-size="13pt" style:font-size-asian="13pt" style:font-size-complex="13pt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>
      <style:paragraph-properties fo:padding="0.0193in" fo:border="0.0008in solid #d9d9e3"/>
      <style:text-properties style:font-name="Arial" fo:font-size="13pt" style:font-size-asian="13pt" style:font-size-complex="13pt"/>
    </style:style>
    <style:style style:name="P4" style:family="paragraph" style:parent-style-name="Text_20_body">
      <style:paragraph-properties fo:padding="0.0193in" fo:border="0.0008in solid #d9d9e3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padding="0.0193in" fo:border="0.0008in solid #d9d9e3"/>
      <style:text-properties style:font-name="Arial" fo:font-style="italic" fo:font-weight="bold" style:font-style-asian="italic" style:font-style-complex="italic"/>
    </style:style>
    <style:style style:name="P6" style:family="paragraph" style:parent-style-name="Text_20_body">
      <style:paragraph-properties fo:margin-top="0in" fo:margin-bottom="0in" fo:padding="0.0193in" fo:border="0.0008in solid #d9d9e3"/>
    </style:style>
    <style:style style:name="P7" style:family="paragraph" style:parent-style-name="Text_20_body">
      <style:paragraph-properties fo:margin-top="0in" fo:margin-bottom="0.0835in" fo:text-align="start" style:justify-single-word="false" fo:orphans="2" fo:widows="2"/>
      <style:text-properties fo:font-variant="normal" fo:text-transform="none" fo:color="#1d2125" style:font-name="Arial" fo:font-size="13pt" fo:letter-spacing="normal" fo:font-style="normal" fo:font-weight="normal" style:font-size-asian="13pt" style:font-size-complex="13pt"/>
    </style:style>
    <style:style style:name="P8" style:family="paragraph" style:parent-style-name="Text_20_body">
      <style:paragraph-properties fo:margin-top="0in" fo:margin-bottom="0.0835in" fo:text-align="start" style:justify-single-word="false" fo:orphans="2" fo:widows="2"/>
      <style:text-properties fo:font-variant="normal" fo:text-transform="none" fo:color="#1d2125" style:font-name="Arial" fo:font-size="13pt" fo:letter-spacing="normal" style:font-size-asian="13pt" style:font-size-complex="13pt"/>
    </style:style>
    <style:style style:name="T1" style:family="text">
      <style:text-properties fo:font-style="normal" fo:font-weight="normal"/>
    </style:style>
    <style:style style:name="T2" style:family="text">
      <style:text-properties style:font-name="Roboto" fo:font-style="normal" fo:font-weight="normal"/>
    </style:style>
    <style:style style:name="T3" style:family="text">
      <style:text-properties style:font-name="Roboto" fo:font-size="12.75pt" fo:font-style="normal" fo:font-weight="normal"/>
    </style:style>
    <style:style style:name="T4" style:family="text">
      <style:text-properties fo:font-variant="normal" fo:text-transform="none" fo:color="#1d2125" style:font-name="Roboto" fo:font-size="12.75pt" fo:letter-spacing="normal" fo:font-style="normal" fo:font-weight="bold"/>
    </style:style>
    <style:style style:name="T5" style:family="text">
      <style:text-properties fo:font-variant="normal" fo:text-transform="none" fo:color="#1d2125" style:font-name="Roboto" fo:font-size="12.75pt" fo:letter-spacing="normal" fo:font-style="normal" fo:font-weight="normal"/>
    </style:style>
    <style:style style:name="T6" style:family="text">
      <style:text-properties fo:font-variant="normal" fo:text-transform="none" fo:color="#1d2125" style:font-name="Roboto" fo:letter-spacing="normal"/>
    </style:style>
    <style:style style:name="T7" style:family="text">
      <style:text-properties fo:font-variant="normal" fo:text-transform="none" fo:color="#1d2125" style:font-name="Roboto" fo:letter-spacing="normal" fo:font-style="normal"/>
    </style:style>
    <style:style style:name="T8" style:family="text">
      <style:text-properties fo:font-variant="normal" fo:text-transform="none" fo:color="#1d2125" style:font-name="Roboto" fo:letter-spacing="normal" fo:font-style="normal" fo:font-weight="bold"/>
    </style:style>
    <style:style style:name="T9" style:family="text">
      <style:text-properties fo:font-variant="normal" fo:text-transform="none" fo:color="#1d2125" style:font-name="Roboto" fo:letter-spacing="normal" fo:font-style="normal" fo:font-weight="normal"/>
    </style:style>
    <style:style style:name="T10" style:family="text">
      <style:text-properties fo:font-variant="normal" fo:text-transform="none" fo:color="#1d2125" style:font-name="Roboto" fo:font-size="13pt" fo:letter-spacing="normal" fo:font-style="normal" fo:font-weight="bold" style:font-size-asian="13pt" style:font-size-complex="13pt"/>
    </style:style>
    <style:style style:name="T11" style:family="text">
      <style:text-properties fo:font-variant="normal" fo:text-transform="none" fo:color="#1d2125" style:font-name="Roboto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1d2125" fo:font-size="13pt" fo:letter-spacing="normal" fo:font-style="normal" fo:font-weight="bold" style:font-size-asian="13pt" style:font-size-complex="13pt"/>
    </style:style>
    <style:style style:name="T13" style:family="text">
      <style:text-properties fo:font-variant="normal" fo:text-transform="none" fo:color="#1d2125" fo:font-size="13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1d2125" fo:letter-spacing="normal" fo:font-style="normal" fo:font-weight="normal"/>
    </style:style>
    <style:style style:name="T15" style:family="text">
      <style:text-properties fo:font-variant="normal" fo:text-transform="none" fo:color="#1d2125" style:font-name="Arial Narrow" fo:font-size="13pt" fo:letter-spacing="normal" fo:font-style="normal" fo:font-weight="bold" style:font-size-asian="13pt" style:font-size-complex="13pt"/>
    </style:style>
    <style:style style:name="T16" style:family="text">
      <style:text-properties fo:font-variant="normal" fo:text-transform="none" fo:color="#1d2125" style:font-name="Arial Narrow" fo:font-size="13pt" fo:letter-spacing="normal" fo:font-style="normal" fo:font-weight="normal" style:font-size-asian="13pt" style:font-size-complex="13pt"/>
    </style:style>
    <style:style style:name="T17" style:family="text">
      <style:text-properties fo:font-variant="normal" fo:text-transform="none" fo:color="#1d2125" style:font-name="Arial Black" fo:font-size="13pt" fo:letter-spacing="normal" fo:font-style="normal" fo:font-weight="bold" style:font-size-asian="13pt" style:font-size-complex="13pt"/>
    </style:style>
    <style:style style:name="T18" style:family="text">
      <style:text-properties fo:font-variant="normal" fo:text-transform="none" fo:color="#1d2125" style:font-name="Arial Black" fo:font-size="13pt" fo:letter-spacing="normal" fo:font-style="normal" fo:font-weight="normal" style:font-size-asian="13pt" style:font-size-complex="13pt"/>
    </style:style>
    <style:style style:name="T19" style:family="text">
      <style:text-properties fo:font-variant="normal" fo:text-transform="none" fo:color="#1d2125" style:font-name="Arial" fo:font-size="13pt" fo:letter-spacing="normal" fo:font-style="normal" fo:font-weight="bold" style:font-size-asian="13pt" style:font-size-complex="13pt"/>
    </style:style>
    <style:style style:name="T20" style:family="text">
      <style:text-properties fo:font-variant="normal" fo:text-transform="none" fo:color="#1d2125" style:font-name="Arial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1d2125" style:font-name="Arial" fo:letter-spacing="normal" fo:font-style="normal" fo:font-weight="bold"/>
    </style:style>
    <style:style style:name="T22" style:family="text">
      <style:text-properties fo:font-variant="normal" fo:text-transform="none" fo:color="#1d2125" style:font-name="Arial" fo:letter-spacing="normal" fo:font-style="normal" fo:font-weight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style:font-size-asian="13pt" style:font-weight-asian="bold" style:font-size-complex="13pt" style:font-weight-complex="bold"/>
    </style:style>
    <style:style style:name="T25" style:family="text">
      <style:text-properties style:font-name="Arial Narrow" fo:font-size="13pt" style:font-size-asian="13pt" style:font-size-complex="13pt"/>
    </style:style>
    <style:style style:name="T26" style:family="text">
      <style:text-properties style:font-name="Arial Black" fo:font-size="13pt" style:font-size-asian="13pt" style:font-size-complex="13pt"/>
    </style:style>
    <style:style style:name="T27" style:family="text">
      <style:text-properties style:font-name="Arial"/>
    </style:style>
    <style:style style:name="T28" style:family="text">
      <style:text-properties style:font-name="Arial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4">Alejandro López Sepúlveda - </text:span><text:span text:style-name="T6">EMPRESA E INICIATIVA EMPRENDEDORA 2DAM</text:span></text:p>
      <text:p text:style-name="P4"/>
      <text:p text:style-name="P3"/>
      <text:p text:style-name="P2"><text:span text:style-name="Strong_20_Emphasis"><text:span text:style-name="T19">Busca Dos emprendedores que llamen tu atención y contesta las siguientes preguntas:</text:span></text:span><text:span text:style-name="T20"> </text:span></text:p>
      <text:p text:style-name="P7"><text:bookmark text:name="yui_3_17_2_1_1696501193058_117"/>¿Cómo fueron sus inicios como empresarios? </text:p>
      <text:p text:style-name="P7">¿Qué aspectos jugaban a favor de estos emprendedores?</text:p>
      <text:p text:style-name="P7"><text:bookmark text:name="yui_3_17_2_1_1696501193058_120"/>¿Qué aptitudes crees que poseen?</text:p>
      <text:p text:style-name="P8"><text:bookmark text:name="yui_3_17_2_1_1696501193058_116"/> <text:span text:style-name="T1">¿Qué actitudes destacarías como fundamentales de su personalidad?</text:span></text:p>
      <text:p text:style-name="P8"> <text:span text:style-name="T1">¿Cuáles fueron los dos pilares básicos de su idea de negocio? </text:span></text:p>
      <text:p text:style-name="P7">¿A qué factores atribuye el éxito de su empresa? </text:p>
      <text:p text:style-name="P7">¿Cómo inició la expansión de su empresa?</text:p>
      <text:p text:style-name="P1"><text:span text:style-name="T14">Comenta cualquier cosa adicional que te llame la atención</text:span> </text:p>
      <text:p text:style-name="P3"/>
      <text:p text:style-name="P2"><text:span text:style-name="Strong_20_Emphasis"><text:span text:style-name="T28">Arash Ferdowsi</text:span></text:span><text:span text:style-name="T28"> - Cofundador de Dropbox:</text:span></text:p>
      <text:p text:style-name="P6"><text:span text:style-name="Strong_20_Emphasis"><text:span text:style-name="T28">Inicios como empresario</text:span></text:span><text:span text:style-name="T28">: Arash Ferdowsi, junto con Drew Houston, fundó Dropbox en 2007. La idea nació cuando él estaba en la universidad y quería una forma sencilla de acceder a sus archivos en cualquier lugar.</text:span></text:p>
      <text:p text:style-name="P6"><text:span text:style-name="Strong_20_Emphasis"><text:span text:style-name="T28">Aspectos a favor</text:span></text:span><text:span text:style-name="T28">: Arash tenía habilidades técnicas sólidas y una visión para simplificar el almacenamiento y compartir archivos en línea.</text:span></text:p>
      <text:p text:style-name="P6"><text:span text:style-name="Strong_20_Emphasis"><text:span text:style-name="T28">Aptitudes</text:span></text:span><text:span text:style-name="T28">: Arash es un ingeniero talentoso con una pasión por la innovación tecnológica.</text:span></text:p>
      <text:p text:style-name="P6"><text:span text:style-name="Strong_20_Emphasis"><text:span text:style-name="T28">Actitudes destacables</text:span></text:span><text:span text:style-name="T28">: Su determinación y enfoque en la usabilidad y la privacidad de los datos han sido fundamentales para el éxito de Dropbox.</text:span></text:p>
      <text:p text:style-name="P6"><text:span text:style-name="Strong_20_Emphasis"><text:span text:style-name="T28">Pilares de su idea de negocio</text:span></text:span><text:span text:style-name="T28">: Los dos pilares básicos de Dropbox son el acceso fácil y la sincronización de archivos en línea.</text:span></text:p>
      <text:p text:style-name="P6"><text:span text:style-name="Strong_20_Emphasis"><text:span text:style-name="T28">Éxito de su empresa</text:span></text:span><text:span text:style-name="T28">: Dropbox ha tenido éxito al ofrecer una solución de almacenamiento en la nube simple y confiable, así como al enfocarse en la seguridad de los datos y la experiencia del usuario.</text:span></text:p>
      <text:p text:style-name="P6"><text:span text:style-name="T28"/></text:p>
      <text:p text:style-name="P6"><text:span text:style-name="T28"/></text:p>
      <text:p text:style-name="P2"><text:span text:style-name="Strong_20_Emphasis"><text:span text:style-name="T28">Ben Silbermann</text:span></text:span><text:span text:style-name="T28"> - Cofundador de Pinterest:</text:span></text:p>
      <text:p text:style-name="P6"><text:span text:style-name="Strong_20_Emphasis"><text:span text:style-name="T28">Inicios como empresario</text:span></text:span><text:span text:style-name="T28">: Ben Silbermann, junto con Evan Sharp y Paul Sciarra, cofundó Pinterest en 2010. La idea surgió de su interés por la recolección de imágenes y la inspiración visual.</text:span></text:p>
      <text:p text:style-name="P6"><text:span text:style-name="Strong_20_Emphasis"><text:span text:style-name="T28">Aspectos a favor</text:span></text:span><text:span text:style-name="T28">: Ben tenía una pasión por la creatividad y la organización visual, lo que fue clave para el concepto de Pinterest.</text:span></text:p>
      <text:p text:style-name="P6"><text:span text:style-name="Strong_20_Emphasis"><text:span text:style-name="T28">Aptitudes</text:span></text:span><text:span text:style-name="T28">: Ben es un amante del diseño y tiene habilidades para conectar personas </text:span><text:soft-page-break/><text:span text:style-name="T28">a través de la inspiración visual.</text:span></text:p>
      <text:p text:style-name="P6"><text:span text:style-name="Strong_20_Emphasis"><text:span text:style-name="T28">Actitudes destacables</text:span></text:span><text:span text:style-name="T28">: Su perseverancia y su enfoque en mantener la plataforma amigable y atractiva son cruciales para Pinterest.</text:span></text:p>
      <text:p text:style-name="P6"><text:span text:style-name="Strong_20_Emphasis"><text:span text:style-name="T28">Pilares de su idea de negocio</text:span></text:span><text:span text:style-name="T28">: Los dos pilares básicos de Pinterest son la organización visual de contenido y la creación de comunidades en torno a intereses comunes.</text:span></text:p>
      <text:p text:style-name="P2"><text:span text:style-name="Strong_20_Emphasis"><text:span text:style-name="T28">Éxito de su empresa</text:span></text:span><text:span text:style-name="T28">: Pinterest ha tenido éxito al convertirse en un lugar donde las personas pueden buscar ideas e inspiración visual en una variedad de áreas, desde la moda hasta la decoración del hogar.</text:span></text:p>
      <text:p text:style-name="P3">Estos emprendedores tecnológicos han destacado en el mundo de la tecnología al ofrecer soluciones innovadoras y centrarse en la usabilidad y la experiencia del usuario en sus plataforma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Lopez Sepulveda</meta:initial-creator>
    <meta:creation-date>2023-10-05T12:21:14.39</meta:creation-date>
    <meta:document-statistic meta:table-count="0" meta:image-count="0" meta:object-count="0" meta:page-count="2" meta:paragraph-count="25" meta:word-count="431" meta:character-count="2664"/>
    <dc:date>2023-10-05T12:35:26.08</dc:date>
    <dc:creator>Alejandro Lopez Sepulveda</dc:creator>
    <meta:editing-duration>PT14M13S</meta:editing-duration>
    <meta:editing-cycles>1</meta:editing-cycles>
    <meta:generator>OpenOffice/4.1.13$Win32 OpenOffice.org_project/4113m1$Build-9810</meta:generator>
  </office:meta>
</office:document-meta>
</file>